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Listener.ContextLoaderListener(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LoaderListener.contextDestroy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Listener.ContextLoade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LoaderListener.contextInitialized( ServletContex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